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d39fb" officeooo:paragraph-rsid="001d39fb" style:font-size-asian="28pt" style:font-weight-asian="bold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bac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4:39:37.252262943</meta:creation-date>
    <dc:date>2017-01-31T14:40:12.585918124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4.2.7.2$Linux_x86 LibreOffice_project/420m0$Build-2</meta:generator>
  </office:meta>
</office:document-meta>
</file>